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4c21" officeooo:paragraph-rsid="001f4c21"/>
    </style:style>
    <style:style style:name="P2" style:family="paragraph" style:parent-style-name="Standard">
      <style:text-properties fo:font-weight="bold" officeooo:rsid="0021f036" officeooo:paragraph-rsid="0021f036" style:font-weight-asian="bold" style:font-weight-complex="bold"/>
    </style:style>
    <style:style style:name="P3" style:family="paragraph" style:parent-style-name="Standard">
      <style:text-properties officeooo:rsid="0020f155" officeooo:paragraph-rsid="0020f155"/>
    </style:style>
    <style:style style:name="P4" style:family="paragraph" style:parent-style-name="Standard" style:list-style-name="L1">
      <style:text-properties officeooo:rsid="0020f155" officeooo:paragraph-rsid="0020f155"/>
    </style:style>
    <style:style style:name="P5" style:family="paragraph" style:parent-style-name="Standard">
      <style:text-properties fo:font-size="14pt" fo:font-weight="bold" officeooo:rsid="001f4b3c" officeooo:paragraph-rsid="001f4b3c" style:font-size-asian="14pt" style:font-weight-asian="bold" style:font-size-complex="14pt" style:font-weight-complex="bold"/>
    </style:style>
    <style:style style:name="P6" style:family="paragraph" style:parent-style-name="Standard">
      <style:text-properties fo:font-size="14pt" fo:font-weight="bold" officeooo:rsid="0020f155" officeooo:paragraph-rsid="0020f155" style:font-size-asian="14pt" style:font-weight-asian="bold" style:font-size-complex="14pt" style:font-weight-complex="bold"/>
    </style:style>
    <style:style style:name="P7" style:family="paragraph" style:parent-style-name="Standard">
      <style:text-properties fo:font-size="14pt" fo:font-weight="bold" officeooo:rsid="0021f036" officeooo:paragraph-rsid="0021f036" style:font-size-asian="14pt" style:font-weight-asian="bold" style:font-size-complex="14pt" style:font-weight-complex="bold"/>
    </style:style>
    <style:style style:name="P8" style:family="paragraph" style:parent-style-name="Standard">
      <style:text-properties fo:font-size="14pt" fo:font-weight="bold" officeooo:rsid="002760d6" officeooo:paragraph-rsid="002760d6" style:font-size-asian="14pt" style:font-weight-asian="bold" style:font-size-complex="14pt" style:font-weight-complex="bold"/>
    </style:style>
    <style:style style:name="P9" style:family="paragraph" style:parent-style-name="Standard">
      <style:text-properties officeooo:rsid="0021f036" officeooo:paragraph-rsid="0021f036"/>
    </style:style>
    <style:style style:name="P10" style:family="paragraph" style:parent-style-name="Standard">
      <style:text-properties officeooo:rsid="0021f036" officeooo:paragraph-rsid="00228aab"/>
    </style:style>
    <style:style style:name="P11" style:family="paragraph" style:parent-style-name="Standard">
      <style:text-properties officeooo:rsid="0021f036" officeooo:paragraph-rsid="002dab71"/>
    </style:style>
    <style:style style:name="P12" style:family="paragraph" style:parent-style-name="Standard">
      <style:text-properties officeooo:rsid="00228aab" officeooo:paragraph-rsid="00228aab"/>
    </style:style>
    <style:style style:name="P13" style:family="paragraph" style:parent-style-name="Standard" style:list-style-name="L1">
      <style:text-properties officeooo:rsid="00228aab" officeooo:paragraph-rsid="00228aab"/>
    </style:style>
    <style:style style:name="P14" style:family="paragraph" style:parent-style-name="Standard" style:list-style-name="L2">
      <style:text-properties officeooo:paragraph-rsid="0021f036"/>
    </style:style>
    <style:style style:name="P15" style:family="paragraph" style:parent-style-name="Standard">
      <style:text-properties officeooo:rsid="002456e5" officeooo:paragraph-rsid="002456e5"/>
    </style:style>
    <style:style style:name="P16" style:family="paragraph" style:parent-style-name="Standard" style:list-style-name="L3">
      <style:text-properties officeooo:rsid="002456e5" officeooo:paragraph-rsid="002456e5"/>
    </style:style>
    <style:style style:name="P17" style:family="paragraph" style:parent-style-name="Standard">
      <style:text-properties officeooo:rsid="002760d6" officeooo:paragraph-rsid="002760d6"/>
    </style:style>
    <style:style style:name="P18" style:family="paragraph" style:parent-style-name="Standard">
      <style:text-properties officeooo:rsid="002760d6" officeooo:paragraph-rsid="002be1fb"/>
    </style:style>
    <style:style style:name="P19" style:family="paragraph" style:parent-style-name="Standard">
      <style:text-properties fo:font-size="12pt" fo:font-weight="normal" officeooo:rsid="002877a6" officeooo:paragraph-rsid="002877a6" style:font-size-asian="10.5pt" style:font-weight-asian="normal" style:font-size-complex="12pt" style:font-weight-complex="normal"/>
    </style:style>
    <style:style style:name="P20" style:family="paragraph" style:parent-style-name="Standard" style:list-style-name="L4">
      <style:text-properties fo:font-size="12pt" fo:font-weight="normal" officeooo:rsid="002877a6" officeooo:paragraph-rsid="002877a6" style:font-size-asian="10.5pt" style:font-weight-asian="normal" style:font-size-complex="12pt" style:font-weight-complex="normal"/>
    </style:style>
    <style:style style:name="P21" style:family="paragraph" style:parent-style-name="Standard">
      <style:text-properties fo:color="#000099" officeooo:rsid="002be1fb" officeooo:paragraph-rsid="002be1fb"/>
    </style:style>
    <style:style style:name="P22" style:family="paragraph" style:parent-style-name="Standard">
      <style:text-properties style:use-window-font-color="true" officeooo:rsid="00312599" officeooo:paragraph-rsid="00312599"/>
    </style:style>
    <style:style style:name="P23" style:family="paragraph" style:parent-style-name="Standard">
      <style:text-properties fo:font-weight="normal" officeooo:rsid="003108dd" officeooo:paragraph-rsid="003108dd"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2c5f5b" officeooo:paragraph-rsid="002c5f5b" style:font-weight-asian="normal" style:font-weight-complex="normal"/>
    </style:style>
    <style:style style:name="P25" style:family="paragraph" style:parent-style-name="Standard">
      <style:text-properties officeooo:rsid="002dab71" officeooo:paragraph-rsid="002dab71"/>
    </style:style>
    <style:style style:name="P26" style:family="paragraph" style:parent-style-name="Standard">
      <style:text-properties officeooo:rsid="002dab71" officeooo:paragraph-rsid="002f4af1"/>
    </style:style>
    <style:style style:name="P27" style:family="paragraph" style:parent-style-name="Standard">
      <style:text-properties officeooo:rsid="002f4af1" officeooo:paragraph-rsid="002f4af1"/>
    </style:style>
    <style:style style:name="P28" style:family="paragraph" style:parent-style-name="Standard">
      <style:text-properties officeooo:rsid="003108dd" officeooo:paragraph-rsid="003108dd"/>
    </style:style>
    <style:style style:name="T1" style:family="text">
      <style:text-properties officeooo:rsid="0020f155"/>
    </style:style>
    <style:style style:name="T2" style:family="text">
      <style:text-properties fo:font-weight="bold" style:font-weight-asian="bold" style:font-weight-complex="bold"/>
    </style:style>
    <style:style style:name="T3" style:family="text">
      <style:text-properties fo:font-weight="bold" officeooo:rsid="002f4af1" style:font-weight-asian="bold" style:font-weight-complex="bold"/>
    </style:style>
    <style:style style:name="T4" style:family="text">
      <style:text-properties officeooo:rsid="0021f036"/>
    </style:style>
    <style:style style:name="T5" style:family="text">
      <style:text-properties fo:font-weight="normal" style:font-weight-asian="normal" style:font-weight-complex="normal"/>
    </style:style>
    <style:style style:name="T6" style:family="text">
      <style:text-properties fo:font-weight="normal" officeooo:rsid="002f4af1" style:font-weight-asian="normal" style:font-weight-complex="normal"/>
    </style:style>
    <style:style style:name="T7" style:family="text">
      <style:text-properties fo:font-weight="normal" officeooo:rsid="003108dd"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228aab" style:font-style-asian="italic" style:font-style-complex="italic"/>
    </style:style>
    <style:style style:name="T10" style:family="text">
      <style:text-properties fo:font-style="italic" officeooo:rsid="002578af"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officeooo:rsid="00228aab"/>
    </style:style>
    <style:style style:name="T13" style:family="text">
      <style:text-properties officeooo:rsid="002456e5"/>
    </style:style>
    <style:style style:name="T14" style:family="text">
      <style:text-properties fo:font-style="normal" style:text-underline-style="solid" style:text-underline-width="auto" style:text-underline-color="font-color" officeooo:rsid="002578af" style:font-style-asian="normal" style:font-style-complex="normal"/>
    </style:style>
    <style:style style:name="T15" style:family="text">
      <style:text-properties fo:font-style="normal" style:text-underline-style="solid" style:text-underline-width="auto" style:text-underline-color="font-color" officeooo:rsid="002c5f5b"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2dab71" style:font-style-asian="normal" style:font-style-complex="normal"/>
    </style:style>
    <style:style style:name="T18" style:family="text">
      <style:text-properties fo:font-style="normal" style:text-underline-style="none" officeooo:rsid="00312599" style:font-style-asian="normal" style:font-style-complex="normal"/>
    </style:style>
    <style:style style:name="T19" style:family="text">
      <style:text-properties officeooo:rsid="002be1fb"/>
    </style:style>
    <style:style style:name="T20" style:family="text">
      <style:text-properties fo:color="#000099" officeooo:rsid="002be1fb"/>
    </style:style>
    <style:style style:name="T21" style:family="text">
      <style:text-properties officeooo:rsid="002f4af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nerating Thresholds, Landmark and Waypoint Data</text:p>
      <text:p text:style-name="P1">For each waypoint, Pre-flight image and some navigation data will be required to generate image processing thresholds, landmark <text:span text:style-name="T1">data </text:span>and waypoint data.</text:p>
      <text:p text:style-name="P1"><text:s/></text:p>
      <text:p text:style-name="P6">Requirements:</text:p>
      <text:p text:style-name="P3">From the flight data following parameters shall be collected.</text:p>
      <text:p text:style-name="P3">1. <text:span text:style-name="T2">Waypoint image:</text:span> with minimum of <text:span text:style-name="T4">THREE</text:span> visual landmarks. Ideall<text:span text:style-name="T4">y FOUR landmarks are preferred.</text:span></text:p>
      <text:p text:style-name="P9">2. <text:span text:style-name="T2">Altitude (in meters):</text:span><text:span text:style-name="T5"> Altitude can be obtained by looking at navigation data when image was captured.</text:span></text:p>
      <text:p text:style-name="P9"><text:span text:style-name="T5">3. </text:span><text:span text:style-name="T2">Yaw angle (in degrees)</text:span><text:span text:style-name="T5">: Yaw angle can also be obtained by looking at navigation data when image was cpatured.</text:span></text:p>
      <text:p text:style-name="P9"><text:span text:style-name="T5"/></text:p>
      <text:p text:style-name="P7">Pre-Processing:</text:p>
      <text:p text:style-name="P9">Following process shall be completed for each waypoint image.</text:p>
      <text:p text:style-name="P25"><text:span text:style-name="T2">Rename Source Image and Generate Sub-images</text:span></text:p>
      <text:p text:style-name="P25">All source image and sub-images should be placed in folder <text:span text:style-name="T2">Database</text:span><text:span text:style-name="T5"> inside work folder.</text:span></text:p>
      <text:p text:style-name="P26">If there are FOUR landmarks in the image, <text:span text:style-name="T21">assuming landmarks are marked as 0, 1, 2 , 3 (Note: Python indexing starts from 0. Numbers were chosen in accordance with Python indexing convention)</text:span></text:p>
      <text:p text:style-name="P27">Landmark that has highest centroid y-value in the image plane (i.e. the landmark on the bottom most position ) is indexed with 0 and indexing is increased as centroid y-value increases.</text:p>
      <text:p text:style-name="P26"><text:span text:style-name="T21">I</text:span>t should be named with following naming convention:</text:p>
      <text:p text:style-name="P25"><text:tab/>waypoint_<text:span text:style-name="T2">waypoint_number</text:span><text:span text:style-name="T5">_</text:span><text:span text:style-name="T2">parLmrkNos</text:span><text:span text:style-name="T5">.jpg</text:span></text:p>
      <text:p text:style-name="P25"><text:span text:style-name="T5"><text:tab/>where </text:span></text:p>
      <text:p text:style-name="P25"><text:span text:style-name="T5"><text:tab/><text:tab/></text:span><text:span text:style-name="T2">waypoint_number</text:span><text:span text:style-name="T5"> = waypoint number in navigation sequence</text:span></text:p>
      <text:p text:style-name="P25"><text:span text:style-name="T5"><text:tab/><text:tab/></text:span><text:span text:style-name="T2">parLdmrkNos</text:span><text:span text:style-name="T5"> = different landmark combination </text:span><text:span text:style-name="T7">sets with THREE landmarks</text:span><text:span text:style-name="T5"> out of <text:tab/><text:tab/>FOUR landmarks</text:span></text:p>
      <text:p text:style-name="P25"><text:span text:style-name="T2">parLdmrkNos</text:span><text:span text:style-name="T5"> </text:span><text:span text:style-name="T6">field </text:span><text:span text:style-name="T5">shall be set to </text:span><text:span text:style-name="T2">0</text:span><text:span text:style-name="T5"> while generating </text:span><text:span text:style-name="T6">data with all FOUR landmarks. </text:span></text:p>
      <text:p text:style-name="P26"><text:span text:style-name="T3">parLdmrkNos</text:span><text:span text:style-name="T6"> field shall be set to 012, 013, 023, 123 for landmark combinations </text:span><text:span text:style-name="T7">different landmark combinations.</text:span></text:p>
      <text:p text:style-name="P26"><text:span text:style-name="T7"/></text:p>
      <text:p text:style-name="P28"><text:span text:style-name="T5">Example: for waypoint_number = 1:</text:span></text:p>
      <text:p text:style-name="P28"><text:span text:style-name="T5">Waypoint image with all four landmarks shall be named as </text:span><text:span text:style-name="T2">waypoint_1_0.jpg</text:span></text:p>
      <text:p text:style-name="P23">Waypoint image with landmarks 0, 1 and 2 shall be named as <text:span text:style-name="T2">waypoint_1_012.jpg</text:span></text:p>
      <text:p text:style-name="P23">Waypoint image with landmarks 0, 1 and 3 shall be named as <text:span text:style-name="T2">waypoint_1_013.jpg</text:span></text:p>
      <text:p text:style-name="P23">Waypoint image with landmarks 0, 2 and 3 shall be named as <text:span text:style-name="T2">waypoint_1_023.jpg</text:span></text:p>
      <text:p text:style-name="P23">Waypoint image with landmarks 1, 2 and 3 shall be named as <text:span text:style-name="T2">waypoint_1_123.jpg</text:span></text:p>
      <text:p text:style-name="P23"><text:span text:style-name="T2"/></text:p>
      <text:p text:style-name="P23">Four image files with partial landmarks (parLdmrkNos != 0) shall be edited to remove one landmark that doesnot appear in <text:span text:style-name="T2">parLdmrkNos</text:span> field. For example, for <text:span text:style-name="T2">waypoint_1_012.jpg</text:span>, landamrk 3 should be removed from image file. This can be done by using simple image editor such as Paint (in Windows) or Pinta (in Ubuntu). For this, nearby background should be cropped and covered the landmark.</text:p>
      <text:p text:style-name="P23"/>
      <text:p text:style-name="P11"><text:span text:style-name="T17">Remainder of p</text:span><text:span text:style-name="T16">re-</text:span><text:span text:style-name="T17">p</text:span><text:span text:style-name="T16">rocessing shall be completed by changing parameters in Python file </text:span><text:span text:style-name="T11">“ImProTest.py"</text:span><text:span text:style-name="T16">, </text:span><text:span text:style-name="T18">in the main repository.</text:span></text:p>
      <text:p text:style-name="P9"><text:span text:style-name="T2">Threshold ajustments:</text:span></text:p>
      <text:p text:style-name="P2">Case 1: Waypoint with FOUR landmarks</text:p>
      <text:p text:style-name="P24">Test Images</text:p>
      <text:p text:style-name="P9">When the waypoint image has four landmarks: </text:p>
      <text:p text:style-name="P10"><text:span text:style-name="T12">In file </text:span><text:span text:style-name="T9">ImProTest.py </text:span><text:span text:style-name="T10">(</text:span><text:span text:style-name="T14">Refer to Python file for more description </text:span><text:span text:style-name="T15">of</text:span><text:span text:style-name="T14"> these parameters</text:span><text:span text:style-name="T10">)</text:span><text:span text:style-name="T12">:</text:span></text:p>
      <text:p text:style-name="P10"><text:soft-page-break/><text:span text:style-name="T12">F</text:span>ollowing thresholds s<text:span text:style-name="T12">hall</text:span> be fixed :</text:p>
      <text:list xml:id="list2317524724608553297" text:style-name="L2">
        <text:list-item>
          <text:p text:style-name="P14"><text:span text:style-name="T4">NLdmrk <text:s/>= [4]</text:span></text:p>
        </text:list-item>
      </text:list>
      <text:p text:style-name="P12">Follwoing parameters shall be adjusted <text:span text:style-name="T13">as per requirment (In first instance, try with default values):</text:span></text:p>
      <text:list xml:id="list8068903264858711454" text:style-name="L1">
        <text:list-item>
          <text:p text:style-name="P4"><text:span text:style-name="T12">ImageTh: deafult value = 0.004</text:span></text:p>
        </text:list-item>
        <text:list-item>
          <text:p text:style-name="P13">BinaryTh: deafult = 110</text:p>
        </text:list-item>
        <text:list-item>
          <text:p text:style-name="P13">BinaryThIncDec: deafult = 5</text:p>
        </text:list-item>
        <text:list-item>
          <text:p text:style-name="P13">BwAreaTh: deafult = [200,2000]</text:p>
        </text:list-item>
        <text:list-item>
          <text:p text:style-name="P13">LdmrkAngTh: deafult = 5</text:p>
        </text:list-item>
        <text:list-item>
          <text:p text:style-name="P13">ImCropTh: deafult = [100,36]</text:p>
        </text:list-item>
        <text:list-item>
          <text:p text:style-name="P13">WpAngTh: deafult = 5</text:p>
        </text:list-item>
        <text:list-item>
          <text:p text:style-name="P13">WpSiRatTh: deafult = 0.1</text:p>
        </text:list-item>
      </text:list>
      <text:p text:style-name="P15">Following parameters should be copied from navigation data:</text:p>
      <text:list xml:id="list3382818441374413742" text:style-name="L3">
        <text:list-item>
          <text:p text:style-name="P16">AltRef: Altitude of UAV when reference image was captured.</text:p>
        </text:list-item>
        <text:list-item>
          <text:p text:style-name="P16">YawRef: Yaw angle of UAV when reference image was captured. </text:p>
        </text:list-item>
      </text:list>
      <text:p text:style-name="P15"/>
      <text:p text:style-name="P8">Generating Data:</text:p>
      <text:p text:style-name="P19">Following parameters in <text:span text:style-name="T8">ImProTest.py</text:span> file shall be set for generating data:</text:p>
      <text:list xml:id="list1163365841345906320" text:style-name="L4">
        <text:list-item>
          <text:p text:style-name="P20">GenData = True</text:p>
        </text:list-item>
        <text:list-item>
          <text:p text:style-name="P20">parLdmrakNos = ‘0’</text:p>
        </text:list-item>
      </text:list>
      <text:p text:style-name="P17">Run ImProTest.py file and observe if program runs successfully and produces following <text:span text:style-name="T19">two lines of </text:span>output at the end:</text:p>
      <text:p text:style-name="P18"><text:tab/><text:span text:style-name="T20">Data Successfully written to Database</text:span></text:p>
      <text:p text:style-name="P21"><text:tab/>IpCalDrift = <text:s/>[0.0, 0.0]</text:p>
      <text:p text:style-name="P22">This process will generate data with all FOUR landamrks in the image.</text:p>
      <text:p text:style-name="P22"/>
      <text:p text:style-name="P22">Once the data is genarated with all FOUR landamrks, data shall be generated for four different cases of partial landmarks (ParLdmrkNos = ‘012’ , ‘013’, ‘023’ <text:s/>and ‘123’)</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10:01:14.733324305</meta:creation-date>
    <dc:date>2016-05-21T12:45:53.165864282</dc:date>
    <meta:editing-duration>PT1H38M</meta:editing-duration>
    <meta:editing-cycles>15</meta:editing-cycles>
    <meta:generator>LibreOffice/5.1.2.2$Linux_x86 LibreOffice_project/10m0$Build-2</meta:generator>
    <meta:document-statistic meta:table-count="0" meta:image-count="0" meta:object-count="0" meta:page-count="2" meta:paragraph-count="57" meta:word-count="605" meta:character-count="3841" meta:non-whitespace-character-count="3287"/>
  </office:meta>
</office:document-meta>
</file>